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s</mi>
        <mo stretchy="false">=</mo>
        <mrow>
          <msubsup>
            <mo stretchy="false">∫</mo>
            <mrow>
              <mi>t</mi>
              <mn>1</mn>
            </mrow>
            <mrow>
              <mi>t</mi>
              <mn>2</mn>
            </mrow>
          </msubsup>
          <mi>v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s = Int_t1^t2 v(t)dt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2T10:41:28.957072900</meta:creation-date>
    <dc:date>2025-05-02T10:43:54.419593600</dc:date>
    <meta:editing-duration>PT1M51S</meta:editing-duration>
    <meta:editing-cycles>2</meta:editing-cycles>
    <meta:generator>LibreOffice/25.2.3.2$Windows_X86_64 LibreOffice_project/bbb074479178df812d175f709636b368952c2ce3</meta:generator>
  </office:meta>
</office:document-meta>
</file>